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999999" draw:marker-start-width="0.527cm" draw:marker-end-width="0.527cm" draw:fill="none" draw:textarea-horizontal-align="center" draw:textarea-vertical-align="middle" fo:padding-top="0.2cm" fo:padding-bottom="0.2cm" fo:padding-left="0.325cm" fo:padding-right="0.325cm" draw:shadow="hidden"/>
    </style:style>
    <style:style style:name="gr2" style:family="graphic" style:parent-style-name="standard">
      <style:graphic-properties svg:stroke-width="0.051cm" draw:marker-start-width="0.376cm" draw:marker-end-width="0.376cm" draw:fill="solid" draw:fill-color="#ffffcc" draw:textarea-horizontal-align="center" draw:textarea-vertical-align="middl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fo:wrap-option="no-wrap" draw:shadow="hidden"/>
    </style:style>
    <style:style style:name="gr5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8" style:family="graphic" style:parent-style-name="objectwithoutfill">
      <style:graphic-properties draw:stroke="solid"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921cm" svg:height="2.921cm" svg:x="11.692cm" svg:y="8.39cm">
          <text:p/>
        </draw:circle>
        <draw:circle draw:style-name="gr2" draw:text-style-name="P1" draw:layer="layout" svg:width="1.143cm" svg:height="1.143cm" svg:x="0.897cm" svg:y="1.024cm">
          <text:p/>
        </draw:circle>
        <draw:circle draw:style-name="gr2" draw:text-style-name="P1" draw:layer="layout" svg:width="1.143cm" svg:height="1.143cm" svg:x="13.189cm" svg:y="0.897cm">
          <text:p/>
        </draw:circle>
        <draw:circle draw:style-name="gr2" draw:text-style-name="P1" draw:layer="layout" svg:width="1.143cm" svg:height="1.143cm" svg:x="20.174cm" svg:y="3.664cm">
          <text:p/>
        </draw:circle>
        <draw:frame draw:style-name="gr3" draw:text-style-name="P2" draw:layer="layout" svg:width="2.657cm" svg:height="0.958cm" svg:x="-0.119cm" svg:y="0.008cm">
          <draw:text-box>
            <text:p text:style-name="P2"><text:span text:style-name="T1">XP, Tag</text:span></text:p>
          </draw:text-box>
        </draw:frame>
        <draw:custom-shape draw:style-name="gr4" draw:text-style-name="P1" draw:layer="layout" svg:width="4.318cm" svg:height="1.397cm" svg:x="2.421cm" svg:y="8.136cm">
          <text:p text:style-name="P1">attenuation</text:p>
          <draw:enhanced-geometry svg:viewBox="0 0 21600 21600" draw:text-areas="800 800 20800 20800" draw:type="round-rectangular-callout" draw:modifiers="23070.340356564 -34192.2746781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1" draw:layer="layout" svg:x1="13.724cm" svg:y1="2.294cm" svg:x2="13.343cm" svg:y2="8.39cm">
          <text:p/>
        </draw:line>
        <draw:line draw:style-name="gr5" draw:text-style-name="P1" draw:layer="layout" svg:x1="20.074cm" svg:y1="4.707cm" svg:x2="14.359cm" svg:y2="9.025cm">
          <text:p/>
        </draw:line>
        <draw:frame draw:style-name="gr3" draw:text-style-name="P2" draw:layer="layout" svg:width="2.657cm" svg:height="0.958cm" svg:x="13.851cm" svg:y="2.225cm">
          <draw:text-box>
            <text:p text:style-name="P2"><text:span text:style-name="T1">XP, Tag</text:span></text:p>
          </draw:text-box>
        </draw:frame>
        <draw:frame draw:style-name="gr3" draw:text-style-name="P2" draw:layer="layout" svg:width="2.657cm" svg:height="0.958cm" svg:x="17.28cm" svg:y="3.945cm">
          <draw:text-box>
            <text:p text:style-name="P2"><text:span text:style-name="T1">XP, Tag</text:span></text:p>
          </draw:text-box>
        </draw:frame>
        <draw:frame draw:style-name="gr3" draw:text-style-name="P2" draw:layer="layout" svg:width="3.194cm" svg:height="0.958cm" svg:x="10.295cm" svg:y="6.67cm">
          <draw:text-box>
            <text:p text:style-name="P2"><text:span text:style-name="T1">RSS, Tag</text:span></text:p>
          </draw:text-box>
        </draw:frame>
        <draw:frame draw:style-name="gr3" draw:text-style-name="P2" draw:layer="layout" svg:width="3.194cm" svg:height="0.958cm" svg:x="14.867cm" svg:y="8.517cm">
          <draw:text-box>
            <text:p text:style-name="P2"><text:span text:style-name="T1">RSS, Tag</text:span></text:p>
          </draw:text-box>
        </draw:frame>
        <draw:frame draw:style-name="gr6" draw:layer="layout" svg:width="1.878cm" svg:height="1.016cm" svg:x="15.783cm" svg:y="10.803cm">
          <draw:text-box>
            <text:p>BGN</text:p>
          </draw:text-box>
        </draw:frame>
        <draw:rect draw:style-name="gr7" draw:text-style-name="P1" draw:layer="layout" svg:width="4.445cm" svg:height="2.286cm" draw:transform="rotate (-1.07826441188308) translate (12.502cm 7.837cm)">
          <text:p/>
        </draw:rect>
        <draw:line draw:style-name="gr5" draw:text-style-name="P1" draw:layer="layout" svg:x1="2.04cm" svg:y1="2.167cm" svg:x2="12.327cm" svg:y2="9.279cm">
          <text:p/>
        </draw:line>
        <draw:frame draw:style-name="gr3" draw:text-style-name="P2" draw:layer="layout" svg:width="3.194cm" svg:height="0.958cm" svg:x="8.371cm" svg:y="8.575cm">
          <draw:text-box>
            <text:p text:style-name="P2"><text:span text:style-name="T1">RSS, Tag</text:span></text:p>
          </draw:text-box>
        </draw:frame>
        <draw:circle draw:style-name="gr2" draw:text-style-name="P1" draw:layer="layout" svg:width="1.143cm" svg:height="1.143cm" svg:x="12.581cm" svg:y="9.279cm">
          <text:p/>
        </draw:circle>
        <draw:line draw:style-name="gr8" draw:text-style-name="P1" draw:layer="layout" svg:x1="15.883cm" svg:y1="11.057cm" svg:x2="14.604cm" svg:y2="10.422cm">
          <text:p/>
        </draw:line>
        <draw:custom-shape draw:style-name="gr4" draw:text-style-name="P1" draw:layer="layout" svg:width="4.318cm" svg:height="1.397cm" svg:x="17.661cm" svg:y="9.66cm">
          <text:p text:style-name="P1">interference</text:p>
          <draw:enhanced-geometry svg:viewBox="0 0 21600 21600" draw:text-areas="800 800 20800 20800" draw:type="round-rectangular-callout" draw:modifiers="-13818.1986570966 3244.63519313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3.228cm" svg:height="0.958cm" svg:x="9.914cm" svg:y="10.422cm">
          <draw:text-box>
            <text:p text:style-name="P2"><text:span text:style-name="T1">Gain, Ta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098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3M21S</meta:editing-duration>
    <meta:editing-cycles>11</meta:editing-cycles>
    <meta:generator>OpenOffice/4.1.4$Win32 OpenOffice.org_project/414m5$Build-9788</meta:generator>
    <dc:date>2018-01-29T21:58:53.32</dc:date>
    <dc:creator>Pawel Gburzynski</dc:creator>
    <meta:document-statistic meta:object-count="20"/>
  </office:meta>
</office:document-meta>
</file>